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2" text:anchor-type="paragraph" svg:x="0.016cm" svg:y="0.06cm" svg:width="8.389cm" draw:z-index="0"><draw:text-box fo:min-height="4.868cm"><text:p text:style-name="Standard">[nom_etab]</text:p><text:p text:style-name="Standard">[adr_etab.getAdr1]</text:p><text:p text:style-name="Standard">[adr_etab.getAdr2;magnet=text:p]</text:p><text:p text:style-name="Standard">[adr_etab.getAdr3;magnet=text:p]</text:p><text:p text:style-name="Standard">[adr_etab.getAdr4;magnet=text:p]</text:p><text:p text:style-name="Standard">[adr_etab.getCp] [adr_etab.getCommune]<text:bookmark-start text:name="__DdeLink__2273_204541176"/></text:p><text:p text:style-name="Standard">[adr_etab.getPays;magnet=text:p]<text:bookmark-end text:name="__DdeLink__2273_204541176"/></text:p><text:p text:style-name="Standard"/><text:p text:style-name="Standard">[tel_etab;if [val]!='';then 'tel : [val]';magnet=text:p]</text:p><text:p text:style-name="Standard">[fax_etab;if [val]!='';then 'fax : [val]';magnet=text:p]</text:p><text:p text:style-name="Standard">[mail_etab;if [val]!='';then 'mèl : [val]';magnet=text:p]</text:p></draw:text-box></draw:frame><draw:frame draw:style-name="fr1" draw:name="Frame1" text:anchor-type="paragraph" svg:x="8.634cm" svg:y="2.944cm" svg:width="8.165cm" draw:z-index="1"><draw:text-box fo:min-height="3.408cm"><text:p text:style-name="Standard">[destinataire]</text:p><text:p text:style-name="Standard">[adr.getAdr1]</text:p><text:p text:style-name="Standard">[adr.getAdr2;magnet=text:p]</text:p><text:p text:style-name="Standard"><text:bookmark-start text:name="__DdeLink__838_14044649753"/><text:bookmark-start text:name="__DdeLink__838_1404464975"/><text:bookmark-start text:name="__DdeLink__1055_1684253896"/>[adr.getAdr3;magnet=text:p]<text:bookmark-end text:name="__DdeLink__838_14044649753"/><text:bookmark-end text:name="__DdeLink__838_1404464975"/><text:bookmark-end text:name="__DdeLink__1055_1684253896"/></text:p><text:p text:style-name="Standard"><text:bookmark-start text:name="__DdeLink__1145_1684253896"/>[adr.getAdr4;magnet=text:p]<text:bookmark-end text:name="__DdeLink__1145_1684253896"/></text:p><text:p text:style-name="Standard">[adr.getCp] [adr.getCommune]</text:p><text:p text:style-name="Standard">[adr.getPays;magnet=text:p]</text:p></draw:text-box></draw:frame></text:p>
      <text:p text:style-name="P1">Le <text:bookmark-start text:name="__DdeLink__766_1424141856"/>[onshow..now;frm=dd/mm/yyyy]<text:bookmark-end text:name="__DdeLink__766_1424141856"/><text:tab/><text:tab/></text:p>
      <text:p text:style-name="Standard"/>
      <text:p text:style-name="Standard">Objet: Demande de justificatif d'absence</text:p>
      <text:p text:style-name="Standard"/>
      <text:p text:style-name="Standard">Madame, Monsieur,</text:p>
      <text:p text:style-name="Standard"/>
      <text:p text:style-name="Standard">J'ai le regret de vous informer que : </text:p>
      <text:p text:style-name="Standard">[el_col;block=begin][el_col.getPrenom] [el_col.getNom] élève en classe de [el_col.getClasse.getNomComplet] n'a pas assisté au(x) cours : </text:p>
      <text:p text:style-name="Standard">[saisies;block=begin;p1=[el_col.getIdEleve]][saisies.getDateDescription] [saisies.getGroupeName;if [val]!='';then 'cours de [val]'] </text:p>
      <text:p text:style-name="Standard">[saisies;block=end] </text:p>
      <text:p text:style-name="Standard">[el_col;block=end] </text:p>
      <text:p text:style-name="Standard">Je vous prie de bien vouloir me faire connaître le motif des absences.</text:p>
      <text:p text:style-name="Standard">Pour permettre un contrôle efficace des présences, toute absence d'un élève doit être justifiée par sa famille, le jour même soit par téléphone, par mail, par écrit ou par fax.</text:p>
      <text:p text:style-name="Standard">Avant de regagner les cours, l'élève absent devra se présenter au bureau du Conseiller Principal d'Éducation muni de son carnet de correspondance avec un justificatif signé des parents.</text:p>
      <text:p text:style-name="Standard">Veuillez agréer l'assurance de ma considération distinguée.</text:p>
      <text:p text:style-name="Standard"/>
      <text:p text:style-name="Standard"/>
      <text:p text:style-name="Standard">Prière de renvoyer, par retour du courrier, le présent avis signé des parents :</text:p>
      <text:p text:style-name="Standard"/>
      <text:p text:style-name="Standard">Motif de l'absence :</text:p>
      <text:p text:style-name="Standard"/>
      <text:p text:style-name="Standard"/>
      <text:p text:style-name="Standard"/>
      <text:p text:style-name="Standard"/>
      <text:p text:style-name="Standard"/>
      <text:p text:style-name="Standard">Date et signatures des parents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 </meta:initial-creator>
    <meta:creation-date>2010-06-24T17:20:06</meta:creation-date>
    <dc:date>2010-07-03T23:08:55</dc:date>
    <dc:creator>Josselin Jacquard</dc:creator>
    <meta:editing-duration>PT17H09M52S</meta:editing-duration>
    <meta:editing-cycles>248</meta:editing-cycles>
    <meta:generator>OpenOffice.org/3.2$Unix OpenOffice.org_project/320m12$Build-9483</meta:generator>
    <meta:document-statistic meta:table-count="0" meta:image-count="0" meta:object-count="0" meta:page-count="1" meta:paragraph-count="32" meta:word-count="171" meta:character-count="1590"/>
  </office:meta>
</office:document-meta>
</file>